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EthMat" style:family="table">
      <style:table-properties style:width="6.9271in" fo:margin-left="0in" table:align="left" fo:background-color="transparent" style:may-break-between-rows="true" table:border-model="collapsing">
        <style:background-image/>
      </style:table-properties>
    </style:style>
    <style:style style:name="EthMat.A" style:family="table-column">
      <style:table-column-properties style:column-width="1.441in"/>
    </style:style>
    <style:style style:name="EthMat.B" style:family="table-column">
      <style:table-column-properties style:column-width="1.7451in"/>
    </style:style>
    <style:style style:name="EthMat.C" style:family="table-column">
      <style:table-column-properties style:column-width="2.0069in"/>
    </style:style>
    <style:style style:name="EthMat.D" style:family="table-column">
      <style:table-column-properties style:column-width="1.734in"/>
    </style:style>
    <style:style style:name="EthMat.1" style:family="table-row">
      <style:table-row-properties fo:background-color="#999999">
        <style:background-image/>
      </style:table-row-properties>
    </style:style>
    <style:style style:name="EthMa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EthMat.D1" style:family="table-cell">
      <style:table-cell-properties fo:background-color="transparent" fo:padding="0.0382in" fo:border="0.5pt solid #000000" style:writing-mode="page">
        <style:background-image/>
      </style:table-cell-properties>
    </style:style>
    <style:style style:name="EthMat.2" style:family="table-row">
      <style:table-row-properties fo:background-color="transparent">
        <style:background-image/>
      </style:table-row-properties>
    </style:style>
    <style:style style:name="EthMat.A2"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EthMat.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EthMat.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EthMat.5" style:family="table-row">
      <style:table-row-properties fo:background-color="transparent" fo:keep-together="auto">
        <style:background-image/>
      </style:table-row-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b459" officeooo:paragraph-rsid="0008b45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b459" officeooo:paragraph-rsid="0031395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b26b" officeooo:paragraph-rsid="000cb26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ce22" officeooo:paragraph-rsid="000dce2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7754" officeooo:paragraph-rsid="0032775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b459" officeooo:paragraph-rsid="0008b459" fo:background-color="#ff6d6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b459" officeooo:paragraph-rsid="0017b660" fo:background-color="#ff6d6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b459" officeooo:paragraph-rsid="0028af65" fo:background-color="#ff6d6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b459" officeooo:paragraph-rsid="0008b459" fo:background-color="#afd09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style:font-name="Liberation Serif" officeooo:rsid="0007d487" officeooo:paragraph-rsid="0007d487"/>
    </style:style>
    <style:style style:name="P12" style:family="paragraph" style:parent-style-name="Standard">
      <style:text-properties style:font-name="Liberation Serif" officeooo:rsid="0007d487" officeooo:paragraph-rsid="0011bdc0"/>
    </style:style>
    <style:style style:name="P13" style:family="paragraph" style:parent-style-name="Standard">
      <style:paragraph-properties fo:text-align="center" style:justify-single-word="false"/>
      <style:text-properties style:font-name="Liberation Serif" fo:font-weight="bold" officeooo:rsid="000cb26b" officeooo:paragraph-rsid="001102db" style:font-weight-asian="bold" style:font-weight-complex="bold"/>
    </style:style>
    <style:style style:name="P14" style:family="paragraph" style:parent-style-name="Standard">
      <style:paragraph-properties fo:text-align="center" style:justify-single-word="false"/>
      <style:text-properties style:font-name="Liberation Serif" fo:font-weight="bold" officeooo:rsid="000cb26b" officeooo:paragraph-rsid="0011bdc0" style:font-weight-asian="bold" style:font-weight-complex="bold"/>
    </style:style>
    <style:style style:name="P15" style:family="paragraph" style:parent-style-name="Standard">
      <style:text-properties style:font-name="Liberation Serif" officeooo:rsid="0011bdc0" officeooo:paragraph-rsid="0011bdc0"/>
    </style:style>
    <style:style style:name="P16" style:family="paragraph" style:parent-style-name="Standard">
      <style:text-properties style:font-name="Liberation Serif" fo:font-style="italic" officeooo:rsid="0007d487" officeooo:paragraph-rsid="0011bdc0" style:font-style-asian="italic" style:font-style-complex="italic"/>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c0bf" officeooo:paragraph-rsid="0008b459" fo:background-color="#afd09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ccb5" officeooo:paragraph-rsid="0008b459" fo:background-color="#afd09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c0bf" officeooo:paragraph-rsid="0008b459" fo:background-color="#ff6d6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53bf" officeooo:paragraph-rsid="0008b459" fo:background-color="#ff6d6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ext-properties style:font-name="Liberation Serif" fo:font-style="italic" officeooo:rsid="001318fc" officeooo:paragraph-rsid="00447d9e"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773b4" style:font-style-asian="italic" style:font-style-complex="italic"/>
    </style:style>
    <style:style style:name="T3" style:family="text">
      <style:text-properties fo:font-style="italic" officeooo:rsid="0017b660" style:font-style-asian="italic" style:font-style-complex="italic"/>
    </style:style>
    <style:style style:name="T4" style:family="text">
      <style:text-properties fo:font-style="italic" officeooo:rsid="001ed233" style:font-style-asian="italic" style:font-style-complex="italic"/>
    </style:style>
    <style:style style:name="T5" style:family="text">
      <style:text-properties fo:font-style="italic" officeooo:rsid="002f86e8" style:font-style-asian="italic" style:font-style-complex="italic"/>
    </style:style>
    <style:style style:name="T6" style:family="text">
      <style:text-properties fo:font-style="italic" officeooo:rsid="0031395a" style:font-style-asian="italic" style:font-style-complex="italic"/>
    </style:style>
    <style:style style:name="T7" style:family="text">
      <style:text-properties fo:font-style="italic" officeooo:rsid="00336fbf" style:font-style-asian="italic" style:font-style-complex="italic"/>
    </style:style>
    <style:style style:name="T8" style:family="text">
      <style:text-properties fo:font-style="italic" fo:background-color="#afd095" loext:char-shading-value="0" style:font-style-asian="italic" style:font-style-complex="italic"/>
    </style:style>
    <style:style style:name="T9" style:family="text">
      <style:text-properties fo:font-style="italic" officeooo:rsid="003528f9" fo:background-color="#afd095" loext:char-shading-value="0" style:font-style-asian="italic" style:font-style-complex="italic"/>
    </style:style>
    <style:style style:name="T10" style:family="text">
      <style:text-properties fo:font-style="italic" officeooo:rsid="002f86e8" fo:background-color="#afd095" loext:char-shading-value="0" style:font-style-asian="italic" style:font-style-complex="italic"/>
    </style:style>
    <style:style style:name="T11" style:family="text">
      <style:text-properties fo:font-weight="normal" officeooo:rsid="003a2cf6" style:font-weight-asian="normal" style:font-weight-complex="normal"/>
    </style:style>
    <style:style style:name="T12" style:family="text">
      <style:text-properties fo:font-weight="normal" officeooo:rsid="000cb26b" style:font-weight-asian="normal" style:font-weight-complex="normal"/>
    </style:style>
    <style:style style:name="T13" style:family="text">
      <style:text-properties fo:font-weight="normal" officeooo:rsid="003a924a" style:font-weight-asian="normal" style:font-weight-complex="normal"/>
    </style:style>
    <style:style style:name="T14" style:family="text">
      <style:text-properties fo:font-weight="normal" officeooo:rsid="003c3857" style:font-weight-asian="normal" style:font-weight-complex="normal"/>
    </style:style>
    <style:style style:name="T15" style:family="text">
      <style:text-properties fo:font-weight="normal" officeooo:rsid="003d4b31"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cb26b" style:font-style-asian="normal" style:font-weight-asian="normal" style:font-style-complex="normal" style:font-weight-complex="normal"/>
    </style:style>
    <style:style style:name="T18" style:family="text">
      <style:text-properties fo:font-style="normal" fo:font-weight="normal" officeooo:rsid="003a924a" style:font-style-asian="normal" style:font-weight-asian="normal" style:font-style-complex="normal" style:font-weight-complex="normal"/>
    </style:style>
    <style:style style:name="T19" style:family="text">
      <style:text-properties fo:font-style="normal" fo:font-weight="normal" officeooo:rsid="003c3857" style:font-style-asian="normal" style:font-weight-asian="normal" style:font-style-complex="normal" style:font-weight-complex="normal"/>
    </style:style>
    <style:style style:name="T20" style:family="text">
      <style:text-properties fo:font-style="normal" fo:font-weight="normal" officeooo:rsid="003c4eaf" style:font-style-asian="normal" style:font-weight-asian="normal" style:font-style-complex="normal" style:font-weight-complex="normal"/>
    </style:style>
    <style:style style:name="T21" style:family="text">
      <style:text-properties officeooo:rsid="0016ed97"/>
    </style:style>
    <style:style style:name="T22" style:family="text">
      <style:text-properties officeooo:rsid="001773b4"/>
    </style:style>
    <style:style style:name="T23" style:family="text">
      <style:text-properties officeooo:rsid="0017b660"/>
    </style:style>
    <style:style style:name="T24" style:family="text">
      <style:text-properties officeooo:rsid="001c373c"/>
    </style:style>
    <style:style style:name="T25" style:family="text">
      <style:text-properties officeooo:rsid="0020e847"/>
    </style:style>
    <style:style style:name="T26" style:family="text">
      <style:text-properties officeooo:rsid="0022112f"/>
    </style:style>
    <style:style style:name="T27" style:family="text">
      <style:text-properties officeooo:rsid="00260ed4"/>
    </style:style>
    <style:style style:name="T28" style:family="text">
      <style:text-properties officeooo:rsid="0027b325"/>
    </style:style>
    <style:style style:name="T29" style:family="text">
      <style:text-properties fo:background-color="#ff6d6d" loext:char-shading-value="0"/>
    </style:style>
    <style:style style:name="T30" style:family="text">
      <style:text-properties officeooo:rsid="0031395a" fo:background-color="#ff6d6d" loext:char-shading-value="0"/>
    </style:style>
    <style:style style:name="T31" style:family="text">
      <style:text-properties officeooo:rsid="0036c2e4"/>
    </style:style>
    <style:style style:name="T32" style:family="text">
      <style:text-properties officeooo:rsid="00372e6e"/>
    </style:style>
    <style:style style:name="T33" style:family="text">
      <style:text-properties fo:background-color="#afd095" loext:char-shading-value="0"/>
    </style:style>
    <style:style style:name="T34" style:family="text">
      <style:text-properties officeooo:rsid="0018c0bf" fo:background-color="#afd095" loext:char-shading-value="0"/>
    </style:style>
    <style:style style:name="T35" style:family="text">
      <style:text-properties officeooo:rsid="0020e847" fo:background-color="#afd095" loext:char-shading-value="0"/>
    </style:style>
    <style:style style:name="T36" style:family="text">
      <style:text-properties officeooo:rsid="0017b660" fo:background-color="#afd095" loext:char-shading-value="0"/>
    </style:style>
    <style:style style:name="T37" style:family="text">
      <style:text-properties officeooo:rsid="001cdfd6" fo:background-color="#afd095" loext:char-shading-value="0"/>
    </style:style>
    <style:style style:name="T38" style:family="text">
      <style:text-properties officeooo:rsid="00150727" fo:background-color="#afd095" loext:char-shading-value="0"/>
    </style:style>
    <style:style style:name="T39" style:family="text">
      <style:text-properties officeooo:rsid="002c53bf" fo:background-color="#afd095" loext:char-shading-value="0"/>
    </style:style>
    <style:style style:name="T40" style:family="text">
      <style:text-properties officeooo:rsid="00373569" fo:background-color="#afd095" loext:char-shading-value="0"/>
    </style:style>
    <style:style style:name="T41" style:family="text">
      <style:text-properties officeooo:rsid="002a4f7a" fo:background-color="#afd095" loext:char-shading-value="0"/>
    </style:style>
    <style:style style:name="T42" style:family="text">
      <style:text-properties officeooo:rsid="001514e9" fo:background-color="#afd095" loext:char-shading-value="0"/>
    </style:style>
    <style:style style:name="T43" style:family="text">
      <style:text-properties officeooo:rsid="001de21e" fo:background-color="#afd095" loext:char-shading-value="0"/>
    </style:style>
    <style:style style:name="T44" style:family="text">
      <style:text-properties officeooo:rsid="00245d54" fo:background-color="#afd095" loext:char-shading-value="0"/>
    </style:style>
    <style:style style:name="T45" style:family="text">
      <style:text-properties officeooo:rsid="0030af54" fo:background-color="#afd095" loext:char-shading-value="0"/>
    </style:style>
    <style:style style:name="T46" style:family="text">
      <style:text-properties officeooo:rsid="00413c54"/>
    </style:style>
    <style:style style:name="T47" style:family="text">
      <style:text-properties officeooo:rsid="004334cf"/>
    </style:style>
    <style:style style:name="T48" style:family="text">
      <style:text-properties officeooo:rsid="00447d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he Ethics of Authorship Verification <text:span text:style-name="T46">Programs</text:span></text:p>
      <text:p text:style-name="P14"/>
      <text:p text:style-name="P15"><text:span text:style-name="T17">W</text:span><text:span text:style-name="T16">hen reading a research paper or book, the author is clearly displayed near the title, and even if this information isn’t included, you could always search the title to find more information about the work. However, this is not always the case for ancient texts, where they either did not record the author or there are multiple versions of the same text but different authors. Traditional methods of authorship verification consist of close reading for stylistic detail (Juola, 2012), but advances in NLP have added to this toolkit. For example, Sari and Stevenson (2016) demonstrated how word embeddings and ngrams could be used for author clustering. </text:span></text:p>
      <text:p text:style-name="P11"/>
      <text:p text:style-name="P21">Ethic<text:span text:style-name="T47">al</text:span> <text:span text:style-name="T47">M</text:span>atrix of Authorship Verification <text:span text:style-name="T48">P</text:span>rograms</text:p>
      <table:table table:name="EthMat" table:style-name="EthMat" table:template-name="Default Style">
        <table:table-column table:style-name="EthMat.A"/>
        <table:table-column table:style-name="EthMat.B"/>
        <table:table-column table:style-name="EthMat.C"/>
        <table:table-column table:style-name="EthMat.D"/>
        <table:table-row table:style-name="EthMat.1">
          <table:table-cell table:style-name="EthMat.A1" office:value-type="string">
            <text:p text:style-name="P1"/>
          </table:table-cell>
          <table:table-cell table:style-name="EthMat.A1" office:value-type="string">
            <text:p text:style-name="P2">Autonomy</text:p>
          </table:table-cell>
          <table:table-cell table:style-name="EthMat.A1" office:value-type="string">
            <text:p text:style-name="P2">Well-being</text:p>
          </table:table-cell>
          <table:table-cell table:style-name="EthMat.D1" office:value-type="string">
            <text:p text:style-name="P2">Justice</text:p>
          </table:table-cell>
        </table:table-row>
        <table:table-row table:style-name="EthMat.2">
          <table:table-cell table:style-name="EthMat.A2" office:value-type="string">
            <text:p text:style-name="P4"/>
            <text:p text:style-name="P4">Researchers (NLP)</text:p>
          </table:table-cell>
          <table:table-cell table:style-name="EthMat.B2" office:value-type="string">
            <text:p text:style-name="P2"><text:span text:style-name="T33">Pro: </text:span><text:span text:style-name="T34">Free to develop and integrate new methods</text:span></text:p>
            <text:p text:style-name="P7">Con: <text:span text:style-name="T31">Misuse could prevent ability to get funding for future </text:span><text:span text:style-name="T32">research</text:span></text:p>
          </table:table-cell>
          <table:table-cell table:style-name="EthMat.B2" office:value-type="string">
            <text:p text:style-name="P17">-Useful in historical research</text:p>
            <text:p text:style-name="P19">- Generative adversarial programs could be used to create fake documents</text:p>
          </table:table-cell>
          <table:table-cell table:style-name="EthMat.D2" office:value-type="string">
            <text:p text:style-name="P18">- (Potentially) contributes to development of open-source NLP software</text:p>
            <text:p text:style-name="P7">- <text:span text:style-name="T24">Could be changed to closed-source and restrict access</text:span></text:p>
          </table:table-cell>
        </table:table-row>
        <table:table-row table:style-name="EthMat.2">
          <table:table-cell table:style-name="EthMat.A2" office:value-type="string">
            <text:p text:style-name="P4"/>
            <text:p text:style-name="P4">Educators</text:p>
          </table:table-cell>
          <table:table-cell table:style-name="EthMat.B2" office:value-type="string">
            <text:p text:style-name="P2"><text:span text:style-name="T33">- </text:span><text:span text:style-name="T39">Contributes to automation of education (Free to do other </text:span><text:span text:style-name="T40">t</text:span><text:span text:style-name="T39">asks)</text:span></text:p>
            <text:p text:style-name="P20">- Threatens teacher’s autonomy and decision making </text:p>
          </table:table-cell>
          <table:table-cell table:style-name="EthMat.B2" office:value-type="string">
            <text:p text:style-name="P2"><text:span text:style-name="T36">- </text:span><text:span text:style-name="T37">Assists</text:span><text:span text:style-name="T38"> cheat detection</text:span></text:p>
            <text:p text:style-name="P7"><text:span text:style-name="T23">- W</text:span><text:span text:style-name="T22">idespread use/reliance could erode trust</text:span></text:p>
          </table:table-cell>
          <table:table-cell table:style-name="EthMat.D2" office:value-type="string">
            <text:p text:style-name="P2"><text:span text:style-name="T33">- </text:span><text:span text:style-name="T35">Promotes fairness in cheat detection</text:span></text:p>
            <text:p text:style-name="P7">- <text:span text:style-name="T25">As a machine learning technology, </text:span><text:span text:style-name="T26">has the potential to</text:span><text:span text:style-name="T25"> learn and propagate biases from training data</text:span></text:p>
          </table:table-cell>
        </table:table-row>
        <table:table-row table:style-name="EthMat.2">
          <table:table-cell table:style-name="EthMat.A2" office:value-type="string">
            <text:p text:style-name="P5"/>
            <text:p text:style-name="P5">Wider society</text:p>
          </table:table-cell>
          <table:table-cell table:style-name="EthMat.B2" office:value-type="string">
            <text:p text:style-name="P2"><text:span text:style-name="T33">- </text:span><text:span text:style-name="T41">Prevent fraud / protects your ideas and published work</text:span></text:p>
            <text:p text:style-name="P9"><text:span text:style-name="T3">- E</text:span><text:span text:style-name="T2">ro</text:span><text:span text:style-name="T7">sion of</text:span><text:span text:style-name="T2"> trust</text:span></text:p>
          </table:table-cell>
          <table:table-cell table:style-name="EthMat.B2" office:value-type="string">
            <text:p text:style-name="P2"><text:span text:style-name="T36">- P</text:span><text:span text:style-name="T42">rovides another tool for forensic investigations </text:span><text:span text:style-name="T43">and testimony verification</text:span></text:p>
            <text:p text:style-name="P8"><text:span text:style-name="T23">- F</text:span><text:span text:style-name="T21">alse positive/negative could lead to </text:span><text:span text:style-name="T22">wrongful incarceration</text:span></text:p>
            <text:p text:style-name="P8"><text:span text:style-name="T2">- </text:span><text:span text:style-name="T4">Generative adversarial</text:span></text:p>
          </table:table-cell>
          <table:table-cell table:style-name="EthMat.D2" office:value-type="string">
            <text:p text:style-name="P2"><text:span text:style-name="T33">- </text:span><text:span text:style-name="T44">Promotes fairness in forensic investigation</text:span></text:p>
            <text:p text:style-name="P7">- <text:span text:style-name="T27">Bad actors could utilize or manipulate the program for unequal </text:span><text:span text:style-name="T28">verification</text:span></text:p>
          </table:table-cell>
        </table:table-row>
        <table:table-row table:style-name="EthMat.5">
          <table:table-cell table:style-name="EthMat.A2" office:value-type="string">
            <text:p text:style-name="P2"/>
            <text:p text:style-name="P2">Future generations</text:p>
          </table:table-cell>
          <table:table-cell table:style-name="EthMat.B2" office:value-type="string">
            <text:p text:style-name="P6"><text:span text:style-name="T33">- </text:span><text:span text:style-name="T8">Protection of ideas</text:span></text:p>
            <text:p text:style-name="P7">- <text:span text:style-name="T7">Erosion of trust</text:span></text:p>
          </table:table-cell>
          <table:table-cell table:style-name="EthMat.B2" office:value-type="string">
            <text:p text:style-name="P10">- <text:span text:style-name="T5">Historical research</text:span></text:p>
            <text:p text:style-name="P2"><text:span text:style-name="T10">- </text:span><text:span text:style-name="T45">Identification of genuine documents</text:span></text:p>
            <text:p text:style-name="P3"><text:span text:style-name="T29">- </text:span><text:span text:style-name="T30">Counterfeiting may improve and become more difficult to distinguish</text:span></text:p>
          </table:table-cell>
          <table:table-cell table:style-name="EthMat.D2" office:value-type="string">
            <text:p text:style-name="P2"><text:span text:style-name="T33">- </text:span><text:span text:style-name="T9">Fairness in forensic investigation</text:span></text:p>
            <text:p text:style-name="P7"><text:span text:style-name="T1">- </text:span><text:span text:style-name="T6">Bias propagation</text:span></text:p>
          </table:table-cell>
        </table:table-row>
      </table:table>
      <text:p text:style-name="P11"/>
      <text:p text:style-name="P12">Narrative based on matrix:</text:p>
      <text:p text:style-name="P16"><text:span text:style-name="T11">Suppose you are researching Mencius and find the following quote in a digital database: </text:span><text:span text:style-name="T12">｢孟子曰：欲查其人，先鑑其文｣ </text:span><text:span text:style-name="T15">(lit. “Mencius says: those who desire to check a person, should first verify their texts”)</text:span><text:span text:style-name="T12">. </text:span><text:span text:style-name="T13">Through an authorship verification program, you could identify this quote as actually deriving from someone’s final paper for their Chinese class. Therefore, you are able to correctly disregard this quote for your research. </text:span><text:span text:style-name="T18">Authorship verification programs have the potential to enrich historical </text:span><text:soft-page-break/><text:span text:style-name="T18">research and digital humanities, promote fairness in forensic investigations, and even assist educators through the automation of cheat detection. However, similar to generative adversarial networks, other individuals could generate more convincing fake documents or even manipulate the training data to impact fairness in investigations. The availability of such a technology could also cause a mass erosion of trust, since people (generally speaking) regard technology as infallible and may default to using this technology as a shortcut instead of genuinely investigating the origins of a document. </text:span><text:span text:style-name="T19">Therefore, in education settings, it could be appropriately implemented similar to how </text:span><text:span text:style-name="T14">Turnitin</text:span><text:span text:style-name="T19"> is currently used, where it is a just a tool at the disposal of the educator. And likewise, in the context of a courtroom, it could be appropriately implemented similar to a blood test or fingerprint analysis, where it is just one piece of a larger set of evidence that is logically evaluated. </text:span><text:span text:style-name="T20">While open-source development would enable greater transparency in the implementation, closed-source development would protect from individuals developing a generative adversarial program to evade detection.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0T15:33:50.609000000</dc:date>
    <meta:editing-duration>PT1H34M56S</meta:editing-duration>
    <meta:editing-cycles>57</meta:editing-cycles>
    <meta:generator>LibreOffice/7.3.0.3$Windows_X86_64 LibreOffice_project/0f246aa12d0eee4a0f7adcefbf7c878fc2238db3</meta:generator>
    <meta:document-statistic meta:table-count="1" meta:image-count="0" meta:object-count="0" meta:page-count="2" meta:paragraph-count="38" meta:word-count="583" meta:character-count="3796" meta:non-whitespace-character-count="3262"/>
  </office:meta>
</office:document-meta>
</file>